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leron" svg:font-family="Ailero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officeooo:rsid="001c5293" officeooo:paragraph-rsid="001c5293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ce173" officeooo:paragraph-rsid="001f7861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1c5293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officeooo:rsid="001c5293" officeooo:paragraph-rsid="00348038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fo:font-weight="bold" officeooo:rsid="0025bc14" officeooo:paragraph-rsid="0025bc14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fo:font-weight="bold" officeooo:rsid="0026c2af" officeooo:paragraph-rsid="0026c2af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fo:font-weight="bold" officeooo:rsid="00301867" officeooo:paragraph-rsid="00301867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c5293" officeooo:paragraph-rsid="001c5293" style:font-size-asian="11.3500003814697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253f9c" officeooo:paragraph-rsid="00253f9c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2a538b" officeooo:paragraph-rsid="001c5293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officeooo:paragraph-rsid="001c5293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officeooo:rsid="001c5293" officeooo:paragraph-rsid="001c5293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style:text-underline-style="none" fo:font-weight="bold" officeooo:rsid="00222d07" officeooo:paragraph-rsid="001c5293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e173"/>
    </style:style>
    <style:style style:name="T3" style:family="text">
      <style:text-properties style:text-underline-style="solid" style:text-underline-width="auto" style:text-underline-color="font-color" officeooo:rsid="00212749"/>
    </style:style>
    <style:style style:name="T4" style:family="text">
      <style:text-properties style:text-underline-style="solid" style:text-underline-width="auto" style:text-underline-color="font-color" fo:font-weight="bold" officeooo:rsid="001ce17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6e4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33c090"/>
    </style:style>
    <style:style style:name="T7" style:family="text">
      <style:text-properties style:text-underline-style="solid" style:text-underline-width="auto" style:text-underline-color="font-color" officeooo:rsid="00348038"/>
    </style:style>
    <style:style style:name="T8" style:family="text">
      <style:text-properties style:text-underline-style="solid" style:text-underline-width="auto" style:text-underline-color="font-color" officeooo:rsid="0038e4b3"/>
    </style:style>
    <style:style style:name="T9" style:family="text">
      <style:text-properties officeooo:rsid="001ce17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53f9c"/>
    </style:style>
    <style:style style:name="T12" style:family="text">
      <style:text-properties style:text-underline-style="none" fo:font-weight="bold" officeooo:rsid="001ce173" style:font-weight-asian="bold" style:font-weight-complex="bold"/>
    </style:style>
    <style:style style:name="T13" style:family="text">
      <style:text-properties style:text-underline-style="none" fo:font-weight="bold" officeooo:rsid="00256e4b" style:font-weight-asian="bold" style:font-weight-complex="bold"/>
    </style:style>
    <style:style style:name="T14" style:family="text">
      <style:text-properties style:text-underline-style="none" fo:font-weight="bold" officeooo:rsid="002a538b" style:font-weight-asian="bold" style:font-weight-complex="bold"/>
    </style:style>
    <style:style style:name="T15" style:family="text">
      <style:text-properties style:text-underline-style="none" fo:font-weight="bold" officeooo:rsid="002a9e9f" style:font-weight-asian="bold" style:font-weight-complex="bold"/>
    </style:style>
    <style:style style:name="T16" style:family="text">
      <style:text-properties style:text-underline-style="none" fo:font-weight="bold" officeooo:rsid="002c4e4d" style:font-weight-asian="bold" style:font-weight-complex="bold"/>
    </style:style>
    <style:style style:name="T17" style:family="text">
      <style:text-properties style:text-underline-style="none" fo:font-weight="bold" officeooo:rsid="00372211" style:font-weight-asian="bold" style:font-weight-complex="bold"/>
    </style:style>
    <style:style style:name="T18" style:family="text">
      <style:text-properties style:text-underline-style="none" fo:font-weight="bold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19" style:family="text">
      <style:text-properties style:text-underline-style="none" fo:font-weight="bold" officeooo:rsid="0036367f" style:font-size-asian="11.3500003814697pt" style:font-style-asian="normal" style:font-weight-asian="bold" style:font-size-complex="13pt" style:font-style-complex="normal" style:font-weight-complex="bold"/>
    </style:style>
    <style:style style:name="T20" style:family="text">
      <style:text-properties style:text-underline-style="none" fo:font-weight="bold" officeooo:rsid="0038e4b3" style:font-size-asian="11.3500003814697pt" style:font-style-asian="normal" style:font-weight-asian="bold" style:font-size-complex="13pt" style:font-style-complex="normal" style:font-weight-complex="bold"/>
    </style:style>
    <style:style style:name="T21" style:family="text">
      <style:text-properties style:text-underline-style="none" officeooo:rsid="003781c5"/>
    </style:style>
    <style:style style:name="T22" style:family="text">
      <style:text-properties style:text-line-through-style="none" style:text-line-through-type="none" style:text-underline-style="solid" style:text-underline-width="auto" style:text-underline-color="font-color" fo:font-weight="bold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23" style:family="text">
      <style:text-properties style:text-line-through-style="none" style:text-line-through-type="none" style:text-underline-style="solid" style:text-underline-width="auto" style:text-underline-color="font-color" fo:font-weight="bold" officeooo:rsid="0036367f" style:font-size-asian="11.3500003814697pt" style:font-style-asian="normal" style:font-weight-asian="bold" style:font-size-complex="13pt" style:font-style-complex="normal" style:font-weight-complex="bold"/>
    </style:style>
    <style:style style:name="T24" style:family="text">
      <style:text-properties fo:font-variant="normal" fo:text-transform="none" style:font-name="Aileron" fo:font-size="11.25pt" fo:letter-spacing="normal" style:text-underline-style="none" fo:font-weight="normal" officeooo:rsid="001c5293" style:font-size-asian="11.3500003814697pt" style:font-style-asian="normal" style:font-weight-asian="bold" style:font-size-complex="13pt" style:font-style-complex="normal" style:font-weight-complex="bold"/>
    </style:style>
    <style:style style:name="T25" style:family="text">
      <style:text-properties fo:font-variant="normal" fo:text-transform="none" style:font-name="Liberation Serif" fo:letter-spacing="normal" style:text-underline-style="none" fo:font-weight="normal" officeooo:rsid="001c5293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variant="normal" fo:text-transform="none" style:font-name="Liberation Serif" fo:letter-spacing="normal" style:text-underline-style="none" fo:font-weight="bold" officeooo:rsid="001c5293" style:font-size-asian="13pt" style:font-style-asian="normal" style:font-weight-asian="bold" style:font-size-complex="13pt" style:font-style-complex="normal" style:font-weight-complex="bold"/>
    </style:style>
    <style:style style:name="T27" style:family="text">
      <style:text-properties fo:font-variant="normal" fo:text-transform="none" style:font-name="Liberation Serif" fo:letter-spacing="normal" style:text-underline-style="none" fo:font-weight="bold" officeooo:rsid="0028e7bc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fo:font-variant="normal" fo:text-transform="none" style:font-name="Liberation Serif" fo:letter-spacing="normal" style:text-underline-style="none" fo:font-weight="bold" officeooo:rsid="00222d07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style:font-name="Liberation Serif" fo:letter-spacing="normal" style:text-underline-style="none" fo:font-weight="bold" officeooo:rsid="0038e4b3" style:font-size-asian="13pt" style:font-style-asian="normal" style:font-weight-asian="bold" style:font-size-complex="13pt" style:font-style-complex="normal" style:font-weight-complex="bold"/>
    </style:style>
    <style:style style:name="T30" style:family="text">
      <style:text-properties officeooo:rsid="00212749"/>
    </style:style>
    <style:style style:name="T31" style:family="text">
      <style:text-properties officeooo:rsid="0025bc14"/>
    </style:style>
    <style:style style:name="T32" style:family="text">
      <style:text-properties officeooo:rsid="00275d5a"/>
    </style:style>
    <style:style style:name="T33" style:family="text">
      <style:text-properties officeooo:rsid="0028e7bc"/>
    </style:style>
    <style:style style:name="T34" style:family="text">
      <style:text-properties officeooo:rsid="002a2bbb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36c5c6"/>
    </style:style>
    <style:style style:name="T37" style:family="text">
      <style:text-properties officeooo:rsid="0038e4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u projet 5 : </text:p>
      <text:p text:style-name="P1">développement d’application Python</text:p>
      <text:p text:style-name="P1"/>
      <text:p text:style-name="P2">L’algorithme :</text:p>
      <text:p text:style-name="P4">Pour la réalisation de <text:span text:style-name="T9">ce projet, j’ai choisi de diviser les fonctionnalités en 2 grandes fonctions Python. Une permettant </text:span><text:span text:style-name="T2">d’ajouter les produits</text:span><text:span text:style-name="T9">, l’autre permettant de</text:span></text:p>
      <text:p text:style-name="P10"><text:span text:style-name="T9">sélectionner</text:span> puis proposer un produit plus saint.</text:p>
      <text:p text:style-name="P10"/>
      <text:p text:style-name="P11">Grâce à un<text:span text:style-name="T1"> </text:span><text:span text:style-name="T8">fichier texte</text:span> incrémenté<text:span text:style-name="T33">e</text:span> d<text:span text:style-name="T37">u nom</text:span> précis <text:span text:style-name="T37">de</text:span> chaque catégorie ajouté<text:span text:style-name="T33">e</text:span>, le programme « test » la présence ou non d’une <text:span text:style-name="T37">celle-ci</text:span> dans la base de données.</text:p>
      <text:p text:style-name="P11">Ce test nous permet d’éviter donc les doublons, <text:span text:style-name="T33">puis d’appeler seulement la/les fonctions nécessaires, ici « select_and_substitut ».</text:span></text:p>
      <text:p text:style-name="P10"/>
      <text:p text:style-name="P14"><text:span text:style-name="T18">Ma boucle principal</text:span><text:span text:style-name="T20">e</text:span><text:span text:style-name="T18"> fonctionne à l’aide du bloc </text:span><text:span text:style-name="T19">try</text:span><text:span text:style-name="T22">/</text:span><text:span text:style-name="T23">except</text:span><text:span text:style-name="T18">, ici on veut gérer le fait que l’utilisateur puisse se tromper en entrant une lettre </text:span><text:span text:style-name="T20">ou bien</text:span><text:span text:style-name="T18"> un chiffre non proposés</text:span><text:span text:style-name="T24">.</text:span><text:span text:style-name="T25"> </text:span><text:span text:style-name="T26">Grâce </text:span><text:span text:style-name="T29">à</text:span><text:span text:style-name="T26"> l’exception VALUE ERROR on répète </text:span><text:span text:style-name="T27">alors</text:span><text:span text:style-name="T26"> à l’utilisateur notre question en lui ajoutant que sa saisie n’est pas valide </text:span><text:span text:style-name="T28">et pourquoi.</text:span></text:p>
      <text:p text:style-name="P16"/>
      <text:p text:style-name="P2">Langages/Modules utilisés :</text:p>
      <text:p text:style-name="P6">La base de données est généré<text:span text:style-name="T34">e</text:span> à l’aide du langage <text:span text:style-name="T1">MYSQL</text:span>, le programme principal fonctionne lui sous <text:span text:style-name="T2">PYTHON</text:span>. Afin d’interagir avec l’API d’open Food Facts, le langage Python dispose du module <text:span text:style-name="T6">requests</text:span> permettant donc d’utiliser les méthodes get, put, delete, post <text:span text:style-name="T34">etc...</text:span> <text:span text:style-name="T9">Le module </text:span><text:span text:style-name="T7">json</text:span><text:span text:style-name="T9"> permet lui de lire et d’écrire dans les données récupérées au format « .json »</text:span></text:p>
      <text:p text:style-name="P6">Il était donc <text:span text:style-name="T9">nécessaire</text:span> d’intégrer des requêtes SQL au sein du programme Python, pour ce faire j’ai utilisé le module <text:span text:style-name="T7">pymysql</text:span><text:span text:style-name="T10"> </text:span><text:span text:style-name="T11">en se connectant tout d’abord à notre BDD </text:span><text:span text:style-name="T21">puis</text:span><text:span text:style-name="T11"> en indiquant le port, l’utilisateur et le mot de passe.</text:span></text:p>
      <text:p text:style-name="P12"/>
      <text:p text:style-name="P3">La base de données :</text:p>
      <text:p text:style-name="P15"><text:span text:style-name="T12">J’ai choisi de créer ma base de donné</text:span><text:span text:style-name="T17">es</text:span><text:span text:style-name="T12"> dans un premier temps en ligne de commande </text:span><text:span text:style-name="T4">MYSQL</text:span><text:span text:style-name="T12">, puis d’ajuster cette dernière avec l’interface </text:span><text:span text:style-name="T4">PHPmyadmin</text:span><text:span text:style-name="T12"> </text:span><text:span text:style-name="T13">en fonction des test</text:span><text:span text:style-name="T17">s</text:span><text:span text:style-name="T13"> d’insertions (Taille de VARCHAR...). De plus le moteur de stockage </text:span><text:span text:style-name="T5">InnoDB</text:span><text:span text:style-name="T13"> était indispensable à la création d’une clef étrangère. </text:span><text:span text:style-name="T14">Cette même clef </text:span><text:span text:style-name="T15">permettant</text:span><text:span text:style-name="T14"> de </text:span><text:span text:style-name="T16">garantir</text:span><text:span text:style-name="T14"> l’intégrité référentielle entre </text:span><text:span text:style-name="T16">l</text:span><text:span text:style-name="T14">a table CATÉGORIES et PRODUITS</text:span></text:p>
      <text:p text:style-name="P13"/>
      <text:p text:style-name="P2">Difficultés rencontrées et <text:span text:style-name="T32">solutions proposées </text:span> :</text:p>
      <text:p text:style-name="P5">Pour ce projet, la principal<text:span text:style-name="T36">e</text:span> difficulté m’a semblé être l’exploitation de l’API d’open food facts, notamment pour récupérer tous les produits d’une catégorie contenant un donc un nombre de page<text:span text:style-name="T36">s</text:span> <text:span text:style-name="T31">et donc d’URL</text:span>. i<text:span text:style-name="T30">l</text:span> fallait donc <text:span text:style-name="T30">déduire ce nombre de pages et récupérer à l’aide d’une boucle </text:span><text:span text:style-name="T3">WHILE</text:span><text:span text:style-name="T30"> les données de chaque URL.</text:span></text:p>
      <text:p text:style-name="P7">On sait que notre nombre de produits par page est de 20. Le nombre de produits total est indiqué dans une clef « count », la division de ces 2 valeurs permet alors d’obtenir</text:p>
      <text:p text:style-name="P8">le nombre d’URL.</text:p>
      <text:p text:style-name="P9">Lien : <text:span text:style-name="T35">https://github.com/Wanbli83470/P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leron" svg:font-family="Ailero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7:02:03.038975218</meta:creation-date>
    <dc:date>2018-09-23T21:03:34.516464934</dc:date>
    <meta:editing-duration>PT44M56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10" meta:character-count="2540" meta:non-whitespace-character-count="2146"/>
  </office:meta>
</office:document-meta>
</file>